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1.2783in"/>
    </style:style>
    <style:style style:name="co4" style:family="table-column">
      <style:table-column-properties fo:break-before="auto" style:column-width="1.9134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3.4173in"/>
    </style:style>
    <style:style style:name="co8" style:family="table-column">
      <style:table-column-properties fo:break-before="auto" style:column-width="1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 Elapsed Time (AVG)</text:p>
          </table:table-cell>
          <table:table-cell table:style-name="Default" office:value-type="string" calcext:value-type="string">
            <text:p>Log Arrival Rate</text:p>
          </table:table-cell>
          <table:table-cell office:value-type="string" calcext:value-type="string">
            <text:p>State Update Duration (AVG)</text:p>
          </table:table-cell>
          <table:table-cell office:value-type="string" calcext:value-type="string">
            <text:p>Service Rate</text:p>
          </table:table-cell>
          <table:table-cell table:style-name="ce3" office:value-type="string" calcext:value-type="string">
            <text:p>Occupation Rate</text:p>
          </table:table-cell>
          <table:table-cell office:value-type="string" calcext:value-type="string">
            <text:p>Waiting time (QUEUE + PROCESSING)</text:p>
          </table:table-cell>
          <table:table-cell office:value-type="string" calcext:value-type="string">
            <text:p>Waiting time QUEUE</text:p>
          </table:table-cell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3266601.06487872" calcext:value-type="float">
            <text:p>3266601.06487872</text:p>
          </table:table-cell>
          <table:table-cell office:value-type="float" office:value="0.000000306128597" calcext:value-type="float">
            <text:p>3.06E-07</text:p>
          </table:table-cell>
          <table:table-cell office:value-type="float" office:value="0.486" calcext:value-type="float">
            <text:p>0.486</text:p>
          </table:table-cell>
          <table:table-cell table:style-name="ce2" office:value-type="float" office:value="2.05761316872" calcext:value-type="float">
            <text:p>2.05761316872</text:p>
          </table:table-cell>
          <table:table-cell office:value-type="float" office:value="0.000000148778498" calcext:value-type="float">
            <text:p>1.49E-07</text:p>
          </table:table-cell>
          <table:table-cell office:value-type="float" office:value="0.4860000723" calcext:value-type="float">
            <text:p>0.4860000723</text:p>
          </table:table-cell>
          <table:table-cell table:style-name="ce4" office:value-type="float" office:value="0.0000000723063608" calcext:value-type="float">
            <text:p>7.23E-08</text:p>
          </table:table-cell>
        </table:table-row>
        <table:table-row table:style-name="ro1">
          <table:table-cell office:value-type="string" calcext:value-type="string">
            <text:p>BPIC2012</text:p>
          </table:table-cell>
          <table:table-cell office:value-type="float" office:value="54582.8555219509" calcext:value-type="float">
            <text:p>54582.8555219509</text:p>
          </table:table-cell>
          <table:table-cell office:value-type="float" office:value="0.00001832077" calcext:value-type="float">
            <text:p>1.83E-05</text:p>
          </table:table-cell>
          <table:table-cell office:value-type="float" office:value="0.858" calcext:value-type="float">
            <text:p>0.858</text:p>
          </table:table-cell>
          <table:table-cell office:value-type="float" office:value="1.1655011655" calcext:value-type="float">
            <text:p>1.1655011655</text:p>
          </table:table-cell>
          <table:table-cell office:value-type="float" office:value="0.00001571922" calcext:value-type="float">
            <text:p>1.57E-05</text:p>
          </table:table-cell>
          <table:table-cell office:value-type="float" office:value="0.8580134873" calcext:value-type="float">
            <text:p>0.8580134873</text:p>
          </table:table-cell>
          <table:table-cell office:value-type="float" office:value="0.0000134873" calcext:value-type="float">
            <text:p>0.0000134873</text:p>
          </table:table-cell>
        </table:table-row>
        <table:table-row table:style-name="ro1">
          <table:table-cell office:value-type="string" calcext:value-type="string">
            <text:p>Traffic Fines</text:p>
          </table:table-cell>
          <table:table-cell office:value-type="float" office:value="756638.033444411" calcext:value-type="float">
            <text:p>756638.033444411</text:p>
          </table:table-cell>
          <table:table-cell office:value-type="float" office:value="0.00000132163" calcext:value-type="float">
            <text:p>1.32E-06</text:p>
          </table:table-cell>
          <table:table-cell office:value-type="float" office:value="0.63" calcext:value-type="float">
            <text:p>0.63</text:p>
          </table:table-cell>
          <table:table-cell office:value-type="float" office:value="1.5873015873" calcext:value-type="float">
            <text:p>1.5873015873</text:p>
          </table:table-cell>
          <table:table-cell office:value-type="float" office:value="0.0000008326269" calcext:value-type="float">
            <text:p>8.33E-07</text:p>
          </table:table-cell>
          <table:table-cell office:value-type="float" office:value="0.63000052455" calcext:value-type="float">
            <text:p>0.63000052455</text:p>
          </table:table-cell>
          <table:table-cell table:style-name="ce4" office:value-type="float" office:value="0.000000524555384" calcext:value-type="float">
            <text:p>5.25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1:45:00.322374497</meta:creation-date>
    <dc:date>2025-02-04T22:32:09.220480753</dc:date>
    <meta:editing-duration>PT38M24S</meta:editing-duration>
    <meta:editing-cycles>5</meta:editing-cycles>
    <meta:generator>LibreOffice/7.3.7.2$Linux_X86_64 LibreOffice_project/30$Build-2</meta:generator>
    <meta:document-statistic meta:table-count="1" meta:cell-count="32" meta:object-count="0"/>
  </office:meta>
</office:document-meta>
</file>